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4.4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nl" number:country="NL">
      <number:number number:decimal-places="0" number:min-decimal-places="0" number:min-integer-digits="1" number:grouping="true"/>
    </number:number-style>
    <number:number-style style:name="N10005" number:language="nl" number:country="NL">
      <number:number number:decimal-places="2" number:min-decimal-places="2" number:grouping="true"/>
    </number:number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 style:data-style-name="N10003">
      <style:text-properties style:font-name="Liberation Sans"/>
    </style:style>
    <style:style style:name="ce3" style:family="table-cell" style:parent-style-name="Default" style:data-style-name="N10005">
      <style:text-properties style:font-name="Liberation Sans"/>
    </style:style>
    <style:style style:name="ce4" style:family="table-cell" style:parent-style-name="Default">
      <style:text-properties style:font-name="Liberation Sans" style:font-name-asian="OpenSymbol" style:font-name-complex="OpenSymbo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Full</text:p>
          </table:table-cell>
          <table:table-cell table:style-name="ce2" table:formula="of:=((10+26)/2)^3^4" office:value-type="float" office:value="1156831381426176" calcext:value-type="float">
            <text:p>1.156.831.381.426.1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fe</text:p>
          </table:table-cell>
          <table:table-cell table:style-name="ce2" table:formula="of:=(((10+20)/2)^3-1)^4" office:value-type="float" office:value="129592632783376" calcext:value-type="float">
            <text:p>129.592.632.783.376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ull has</text:p>
          </table:table-cell>
          <table:table-cell table:style-name="ce3" table:formula="of:=[.B1]/[.B2]" office:value-type="float" office:value="8.92667551063576" calcext:value-type="float">
            <text:p>8,93</text:p>
          </table:table-cell>
          <table:table-cell table:style-name="ce4" office:value-type="string" calcext:value-type="string">
            <text:p> more entropy than safe.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01:45:46.120069219</meta:creation-date>
    <dc:date>2023-10-08T01:53:01.273425936</dc:date>
    <meta:editing-duration>PT7M16S</meta:editing-duration>
    <meta:editing-cycles>1</meta:editing-cycles>
    <meta:document-statistic meta:table-count="1" meta:cell-count="7" meta:object-count="0"/>
    <meta:generator>LibreOffice/7.3.7.2$Linux_X86_64 LibreOffice_project/30$Build-2</meta:generator>
  </office:meta>
</office:document-meta>
</file>